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4bb9a" officeooo:paragraph-rsid="0004bb9a"/>
    </style:style>
    <style:style style:name="P2" style:family="paragraph" style:parent-style-name="Standard">
      <style:paragraph-properties fo:text-align="center" style:justify-single-word="false"/>
      <style:text-properties officeooo:rsid="0004bb9a" officeooo:paragraph-rsid="0004bb9a"/>
    </style:style>
    <style:style style:name="P3" style:family="paragraph" style:parent-style-name="Standard">
      <style:text-properties officeooo:rsid="0004bd41" officeooo:paragraph-rsid="0004bd41"/>
    </style:style>
    <style:style style:name="P4" style:family="paragraph" style:parent-style-name="Standard">
      <style:text-properties officeooo:rsid="000583a8" officeooo:paragraph-rsid="000583a8"/>
    </style:style>
    <style:style style:name="P5" style:family="paragraph" style:parent-style-name="Standard">
      <style:text-properties officeooo:rsid="000821e0" officeooo:paragraph-rsid="000821e0"/>
    </style:style>
    <style:style style:name="P6" style:family="paragraph" style:parent-style-name="Standard">
      <style:text-properties officeooo:rsid="000a04f2" officeooo:paragraph-rsid="000a04f2"/>
    </style:style>
    <style:style style:name="P7" style:family="paragraph" style:parent-style-name="Standard">
      <style:text-properties officeooo:rsid="000cbbfc" officeooo:paragraph-rsid="000cbbfc"/>
    </style:style>
    <style:style style:name="P8" style:family="paragraph" style:parent-style-name="Standard">
      <style:text-properties officeooo:rsid="000cf348" officeooo:paragraph-rsid="000cf348"/>
    </style:style>
    <style:style style:name="T1" style:family="text">
      <style:text-properties officeooo:rsid="0006a205"/>
    </style:style>
    <style:style style:name="T2" style:family="text">
      <style:text-properties officeooo:rsid="000b9ffa"/>
    </style:style>
    <style:style style:name="T3" style:family="text">
      <style:text-properties officeooo:rsid="000ee79a"/>
    </style:style>
    <style:style style:name="T4" style:family="text">
      <style:text-properties officeooo:rsid="000fa67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Vintage Engineering Multiblock System</text:p>
      <text:p text:style-name="P1"/>
      <text:p text:style-name="P3">The multiblock system for VE (Vintage Engineering) blends base-game mechanics to new processes so the player can easily understand how to build them. Vintage Story’s multiblock system includes some limits to the size of these structures and VE needs to lift these restrictions.</text:p>
      <text:p text:style-name="P3"/>
      <text:p text:style-name="P4">From a player perspective, the process will be:<text:line-break/>-Crafting the core block of the desired machine.</text:p>
      <text:p text:style-name="P4">-Placing the block while facing the direction desired for the rotation of the machine.</text:p>
      <text:p text:style-name="P4">-Upon placing, the block will be surrounded with a single layer of ghosted blocks, showing the location and type of block to place. Once the first layer is done, the next is shown and highlighted. </text:p>
      <text:p text:style-name="P4">-Once all layers are correctly placed, the core block then swaps all blocks with an empty “dummy” block while switching it’s own variant to one with the large final shape properly rotated according to how the core was placed.</text:p>
      <text:p text:style-name="P4"/>
      <text:p text:style-name="P4">From a technical perspective, the process is naturally more complex.</text:p>
      <text:p text:style-name="P4"/>
      <text:p text:style-name="P4">A standard block variant naming scheme must be in place to differentiate between the finished and unfinished block and block entity.</text:p>
      <text:p text:style-name="P4">{machinename}-{incomplete|complete}-{north|east|south|west|[up|down]*}</text:p>
      <text:p text:style-name="P6"/>
      <text:p text:style-name="P6">*=up|down optional and rarely used...</text:p>
      <text:p text:style-name="P4"><text:line-break/><text:span text:style-name="T1">A different BlockEntity object can be defined for the incomplete version versus the complete version.</text:span></text:p>
      <text:p text:style-name="P4"/>
      <text:p text:style-name="P5">The “incomplete” BlockEntity class will contain all of the relevant code to load (from JSON) the multiblock schematic, render the ghost blocks on the current layer, and track the block positions at those locations to update the layer, <text:span text:style-name="T2">wrong-block </text:span>highlights, or complete the structure.</text:p>
      <text:p text:style-name="P5"/>
      <text:p text:style-name="P5">The “complete” BlockEntity class will, essentially, be the operational machine, similar to all of the LV machines. All “dummy” blocks that were set in the swap to “complete” will contain a “principal” object that points to the original block position that runs the entire machine. The base game has such an object already. <text:span text:style-name="T2">This dummy block also defines the collision/selection box to prevent the player from walking through the machine. </text:span><text:span text:style-name="T3">An interface might have to be created to ensure the principal pointer can be interacted with regardless of what mod it came from. IVEMultiblock perhaps?</text:span></text:p>
      <text:p text:style-name="P5"/>
      <text:p text:style-name="P7">This “principal” redirection is essential as it will enable the interaction of power delivery (via relays placed in a specific location) and inventory at certain positions. A custom dummy block may be needed to enable these additional features, <text:span text:style-name="T4">pointing to the interface at the block position rather than the block position itself</text:span>.</text:p>
      <text:p text:style-name="P7"/>
      <text:p text:style-name="P8">The rendering of the ghosted blocks will exist entirely on the client and only one such construction will be supported at the same time per client.</text:p>
      <text:p text:style-name="P8"/>
      <text:p text:style-name="P8">The dummy blocks will also need to detect a block break and report that back to the principal so the blocks can be swapped back, including the base core block back to the incomplete variant. Ensuring any machine inventory that can be dropped is dropp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7-15T12:34:26.799000000</meta:creation-date>
    <dc:date>2024-07-15T13:07:47.703000000</dc:date>
    <meta:editing-duration>PT33M17S</meta:editing-duration>
    <meta:editing-cycles>11</meta:editing-cycles>
    <meta:generator>LibreOffice/7.3.5.2$Windows_X86_64 LibreOffice_project/184fe81b8c8c30d8b5082578aee2fed2ea847c01</meta:generator>
    <meta:document-statistic meta:table-count="0" meta:image-count="0" meta:object-count="0" meta:page-count="1" meta:paragraph-count="16" meta:word-count="465" meta:character-count="2932" meta:non-whitespace-character-count="2481"/>
  </office:meta>
</office:document-meta>
</file>